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11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1">
          <table:table-cell/>
          <table:table-cell table:style-name="ce11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table:table-column table:style-name="co11" table:default-cell-style-name="ce6"/>
        <table:table-column table:style-name="co11" table:default-cell-style-name="ce10"/>
        <table:table-column table:style-name="co12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17" calcext:value-type="date">
            <text:p>2023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3-12-25" calcext:value-type="date">
            <text:p>2023-12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4-01-06" calcext:value-type="date">
            <text:p>2024-01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13" office:value-type="date" office:date-value="2024-01-07" calcext:value-type="date">
            <text:p>2024-01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1" calcext:value-type="date">
            <text:p>2024-02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2" calcext:value-type="date">
            <text:p>2024-02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3" calcext:value-type="date">
            <text:p>2024-02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5-07-10" calcext:value-type="date">
            <text:p>2025-07-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/>
          <table:table-cell table:style-name="ce13"/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10"/>
        <table:table-column table:style-name="co13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table:table-column table:style-name="co11" table:default-cell-style-name="ce6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itcoin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date-style style:name="N10154" number:language="en" number:country="US">
      <number:day/>
      <number:text>-</number:text>
      <number:month number:textual="true"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5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18T15:25:19.962974078</dc:date>
    <meta:editing-duration>PT2H43M14S</meta:editing-duration>
    <meta:editing-cycles>32</meta:editing-cycles>
    <meta:document-statistic meta:table-count="10" meta:cell-count="1004" meta:object-count="0"/>
  </office:meta>
</office:document-meta>
</file>